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640000004B0F8982FA6.png"/>
  <manifest:file-entry manifest:media-type="image/png" manifest:full-path="Pictures/100000000000060D00000051144D06CB.png"/>
  <manifest:file-entry manifest:media-type="image/png" manifest:full-path="Pictures/1000000000000640000004B063BF812E.png"/>
  <manifest:file-entry manifest:media-type="" manifest:full-path="Pictures/2000023800002305000012CD47F79D85.wmf"/>
  <manifest:file-entry manifest:media-type="image/png" manifest:full-path="Pictures/1000000000000640000004B0EC954AEF.png"/>
  <manifest:file-entry manifest:media-type="image/jpeg" manifest:full-path="Pictures/100000000000032000000258E080B12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pr1" style:family="presentation" style:parent-style-name="Blue-title">
      <style:graphic-properties draw:auto-grow-height="true" fo:min-height="3.506cm"/>
    </style:style>
    <style:style style:name="pr2" style:family="presentation" style:parent-style-name="Blue-subtitle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2.572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2.572cm"/>
    </style:style>
    <style:style style:name="pr6" style:family="presentation" style:parent-style-name="Blue-title">
      <style:graphic-properties fo:min-height="3.506cm"/>
    </style:style>
    <style:style style:name="co1" style:family="table-column">
      <style:table-column-properties style:column-width="6.317cm" style:use-optimal-column-width="false"/>
    </style:style>
    <style:style style:name="co2" style:family="table-column">
      <style:table-column-properties style:column-width="6.505cm" style:use-optimal-column-width="false"/>
    </style:style>
    <style:style style:name="co3" style:family="table-column">
      <style:table-column-properties style:column-width="6.129cm" style:use-optimal-column-width="false"/>
    </style:style>
    <style:style style:name="co4" style:family="table-column">
      <style:table-column-properties style:column-width="6.31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6cm"/>
    </style:style>
    <style:style style:name="ce1" style:family="table-cell">
      <style:graphic-properties draw:fill="solid" draw:fill-color="#ffffff" style:repeat="repeat"/>
    </style:style>
    <style:style style:name="ce2" style:family="table-cell">
      <style:graphic-properties draw:fill="solid" draw:fill-color="#ffffff"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draw:fill="solid" draw:fill-color="#ffffff" style:repeat="repeat"/>
      <style:paragraph-properties fo:text-align="end"/>
      <style:text-properties fo:font-weight="bold" style:font-weight-asian="bold" style:font-weight-complex="bold"/>
    </style:style>
    <style:style style:name="ce4" style:family="table-cell">
      <style:graphic-properties draw:fill="solid" draw:fill-color="#23ff23" style:repeat="repeat"/>
      <style:paragraph-properties fo:text-align="center"/>
    </style:style>
    <style:style style:name="ce5" style:family="table-cell">
      <style:graphic-properties draw:fill="solid" draw:fill-color="#ffffff" style:repeat="repeat"/>
      <style:paragraph-properties fo:text-align="center"/>
    </style:style>
    <style:style style:name="P1" style:family="paragraph">
      <style:text-properties fo:font-size="32pt"/>
    </style:style>
    <style:style style:name="P2" style:family="paragraph">
      <style:text-properties fo:font-family="'Liberation Sans'" style:font-style-name="Bold" style:font-family-generic="swiss" style:font-pitch="variable" fo:font-size="41.4000015258789pt"/>
    </style:style>
    <style:style style:name="P3" style:family="paragraph">
      <style:text-properties fo:font-family="'Liberation Mono'" style:font-style-name="Regular" style:font-family-generic="modern" style:font-pitch="fixed" fo:font-size="22pt" style:font-size-asian="18pt" style:font-weight-asian="normal" style:font-size-complex="18pt"/>
    </style:style>
    <style:style style:name="P4" style:family="paragraph">
      <style:text-properties fo:font-family="'Liberation Sans'" style:font-family-generic="swiss" style:font-pitch="variable"/>
    </style:style>
    <style:style style:name="P5" style:family="paragraph">
      <style:paragraph-properties fo:text-align="center"/>
    </style:style>
    <style:style style:name="P6" style:family="paragraph"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style:text-properties fo:font-size="32pt" fo:font-style="italic" style:font-size-asian="32pt" style:font-style-asian="italic" style:font-size-complex="32pt" style:font-style-complex="italic"/>
    </style:style>
    <style:style style:name="P8" style:family="paragraph">
      <style:paragraph-properties fo:text-align="end"/>
    </style:style>
    <style:style style:name="T1" style:family="text">
      <style:text-properties fo:font-size="32pt"/>
    </style:style>
    <style:style style:name="T2" style:family="text">
      <style:text-properties fo:font-family="'Liberation Sans'" style:font-style-name="Bold" style:font-family-generic="swiss" style:font-pitch="variable" fo:font-size="41.4000015258789pt"/>
    </style:style>
    <style:style style:name="T3" style:family="text">
      <style:text-properties fo:font-family="'Liberation Mono'" style:font-style-name="Regular" style:font-family-generic="modern" style:font-pitch="fixed" fo:font-size="22pt" style:font-size-asian="18pt" style:font-weight-asian="normal" style:font-size-complex="18pt"/>
    </style:style>
    <style:style style:name="T4" style:family="text">
      <style:text-properties fo:font-family="'Liberation Sans'" style:font-family-generic="swiss" style:font-pitch="variable"/>
    </style:style>
    <style:style style:name="T5" style:family="text">
      <style:text-properties fo:font-family="'Liberation Sans'" style:font-family-generic="swiss" style:font-pitch="variable" fo:font-size="32pt" fo:font-style="italic" style:font-size-asian="32pt" style:font-size-complex="32pt"/>
    </style:style>
    <style:style style:name="T6" style:family="text">
      <style:text-properties fo:font-family="'Liberation Sans'" style:font-family-generic="swiss" style:font-pitch="variable"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draw:frame presentation:style-name="pr1" draw:layer="layout" svg:width="25.199cm" svg:height="3.506cm" svg:x="1.301cm" svg:y="0cm" presentation:class="title">
          <draw:text-box>
            <text:p>Chapter 12<text:tab/>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Fibers, Threads, and Processes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draw:frame presentation:style-name="pr1" draw:text-style-name="P2" draw:layer="layout" svg:width="25.199cm" svg:height="3.506cm" svg:x="1.301cm" svg:y="0cm" presentation:class="title">
          <draw:text-box>
            <text:p text:style-name="P2"><text:span text:style-name="T2">Fibers</text:span></text:p>
          </draw:text-box>
        </draw:frame>
        <draw:frame draw:style-name="gr2" draw:text-style-name="P3" draw:layer="layout" svg:width="19.594cm" svg:height="7.259cm" svg:x="4.203cm" svg:y="12.935cm">
          <draw:text-box>
            <text:p text:style-name="P3"><text:span text:style-name="T3">twos = Fiber.new do</text:span></text:p>
            <text:p text:style-name="P3"><text:span text:style-name="T3"><text:s text:c="3"/></text:span><text:span text:style-name="T3">num = 2</text:span></text:p>
            <text:p text:style-name="P3"><text:span text:style-name="T3"><text:s text:c="3"/></text:span><text:span text:style-name="T3">loop do</text:span></text:p>
            <text:p text:style-name="P3"><text:span text:style-name="T3"><text:s text:c="5"/></text:span><text:span text:style-name="T3">Fiber.yield(num) unless num % 3 == 0</text:span></text:p>
            <text:p text:style-name="P3"><text:span text:style-name="T3"><text:s text:c="5"/></text:span><text:span text:style-name="T3">num += 2</text:span></text:p>
            <text:p text:style-name="P3"><text:span text:style-name="T3"><text:s text:c="3"/></text:span><text:span text:style-name="T3">end</text:span></text:p>
            <text:p text:style-name="P3"><text:span text:style-name="T3">end</text:span></text:p>
            <text:p text:style-name="P3"><text:span text:style-name="T3">twos.resume</text:span>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Similar to </text:span><text:span text:style-name="T5">coroutines</text:span><text:span text:style-name="T4"> and </text:span><text:span text:style-name="T6">continuations</text:span></text:p>
              </text:list-item>
              <text:list-item>
                <text:p text:style-name="P4"><text:span text:style-name="T4">“</text:span><text:span text:style-name="T4">like you are manually scheduling threads”</text:span></text:p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</text:list-item>
            </text:list>
          </draw:text-box>
        </draw:frame>
        <draw:g>
          <draw:custom-shape draw:style-name="gr3" draw:text-style-name="P5" draw:layer="layout" svg:width="0.635cm" svg:height="0.635cm" svg:x="5.716cm" svg:y="8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635cm" svg:height="0.635cm" svg:x="6.351cm" svg:y="8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635cm" svg:height="0.635cm" svg:x="6.986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621cm" svg:y="8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635cm" svg:height="0.635cm" svg:x="8.256cm" svg:y="9.5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8.891cm" svg:y="9.5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635cm" svg:height="0.635cm" svg:x="9.526cm" svg:y="9.5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161cm" svg:y="9.5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635cm" svg:height="0.635cm" svg:x="12.066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2.701cm" svg:y="8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635cm" svg:height="0.635cm" svg:x="10.796cm" svg:y="9.5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1.431cm" svg:y="9.5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635cm" svg:height="0.635cm" svg:x="13.336cm" svg:y="9.5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3.971cm" svg:y="9.5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635cm" svg:height="0.635cm" svg:x="14.606cm" svg:y="9.5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5.241cm" svg:y="9.5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635cm" svg:height="0.635cm" svg:x="15.876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6.511cm" svg:y="8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635cm" svg:height="0.635cm" svg:x="17.146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7.781cm" svg:y="8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635cm" svg:height="0.635cm" svg:x="18.416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9.051cm" svg:y="8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635cm" svg:height="0.635cm" svg:x="19.686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20.321cm" svg:y="8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328cm" svg:height="1.352cm" svg:x="20.956cm" svg:y="8.808cm">
            <draw:text-box>
              <text:p text:style-name="P6"><text:span text:style-name="T7">...</text:span></text:p>
            </draw:text-box>
          </draw:frame>
          <draw:frame draw:style-name="gr2" draw:layer="layout" svg:width="2.614cm" svg:height="0.962cm" draw:transform="rotate (1.5707963267946) translate (7.294cm 12.065cm)">
            <draw:text-box>
              <text:p>resume</text:p>
            </draw:text-box>
          </draw:frame>
          <draw:frame draw:style-name="gr2" draw:layer="layout" svg:width="2.614cm" svg:height="0.962cm" draw:transform="rotate (1.5707963267946) translate (12.374cm 12.065cm)">
            <draw:text-box>
              <text:p>resume</text:p>
            </draw:text-box>
          </draw:frame>
          <draw:frame draw:style-name="gr2" draw:layer="layout" svg:width="1.802cm" svg:height="0.962cm" draw:transform="rotate (1.5707963267946) translate (11.104cm 11.962cm)">
            <draw:text-box>
              <text:p>yield</text:p>
            </draw:text-box>
          </draw:frame>
          <draw:frame draw:style-name="gr2" draw:layer="layout" svg:width="1.802cm" svg:height="0.962cm" draw:transform="rotate (1.5707963267946) translate (14.914cm 11.962cm)">
            <draw:text-box>
              <text:p>yield</text:p>
            </draw:text-box>
          </draw:frame>
        </draw:g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draw:frame presentation:style-name="pr6" draw:layer="layout" svg:width="25.199cm" svg:height="3.506cm" svg:x="1.301cm" svg:y="0cm" presentation:class="title">
          <draw:text-box>
            <text:p>Applications of Fiber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eparating independent loops</text:p>
                <text:list>
                  <text:list-item>
                    <text:p>I/O and data processing</text:p>
                  </text:list-item>
                  <text:list-item>
                    <text:p>Long computations and user interaction</text:p>
                  </text:list-item>
                </text:list>
              </text:list-item>
              <text:list-item>
                <text:p>Generating infinite sequences</text:p>
              </text:list-item>
              <text:list-item>
                <text:p>Handling multiple connections</text:p>
              </text:list-item>
            </text:list>
          </draw:text-box>
        </draw:frame>
        <draw:frame draw:style-name="gr2" draw:text-style-name="P7" draw:layer="layout" svg:width="18.244cm" svg:height="2.783cm" svg:x="4.743cm" svg:y="15.24cm">
          <draw:text-box>
            <text:p text:style-name="P7"><text:span text:style-name="T8">Fibers are lightweight -</text:span></text:p>
            <text:p text:style-name="P7"><text:span text:style-name="T8">you can easily allocate </text:span><text:span text:style-name="T9">thousands.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draw:frame presentation:style-name="pr6" draw:layer="layout" svg:width="25.199cm" svg:height="3.506cm" svg:x="1.301cm" svg:y="0cm" presentation:class="title">
          <draw:text-box>
            <text:p>Summary</text:p>
          </draw:text-box>
        </draw:frame>
        <draw:frame draw:style-name="standard" draw:layer="layout" svg:width="25.269cm" svg:height="7.25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5"><text:span text:style-name="T7">Fibers</text:span></text:p>
              </table:table-cell>
              <table:table-cell>
                <text:p text:style-name="P5"><text:span text:style-name="T7">Threads</text:span></text:p>
              </table:table-cell>
              <table:table-cell>
                <text:p text:style-name="P5"><text:span text:style-name="T7">Processes</text:span></text:p>
              </table:table-cell>
            </table:table-row>
            <table:table-row table:style-name="ro1" table:default-cell-style-name="ce5">
              <table:table-cell table:style-name="ce3">
                <text:p text:style-name="P8"><text:span text:style-name="T7">Cooperative</text:span></text:p>
              </table:table-cell>
              <table:table-cell table:style-name="ce4">
                <text:p text:style-name="P5">yes</text:p>
              </table:table-cell>
              <table:table-cell>
                <text:p text:style-name="P5">no</text:p>
              </table:table-cell>
              <table:table-cell>
                <text:p text:style-name="P5">no</text:p>
              </table:table-cell>
            </table:table-row>
            <table:table-row table:style-name="ro1" table:default-cell-style-name="ce4">
              <table:table-cell table:style-name="ce3">
                <text:p text:style-name="P8"><text:span text:style-name="T7">Shared variables</text:span></text:p>
              </table:table-cell>
              <table:table-cell>
                <text:p text:style-name="P5">yes</text:p>
              </table:table-cell>
              <table:table-cell>
                <text:p text:style-name="P5">yes</text:p>
              </table:table-cell>
              <table:table-cell table:style-name="ce5">
                <text:p text:style-name="P5">no</text:p>
              </table:table-cell>
            </table:table-row>
            <table:table-row table:style-name="ro1" table:default-cell-style-name="ce4">
              <table:table-cell table:style-name="ce3">
                <text:p text:style-name="P8"><text:span text:style-name="T7">Concurrent I/O</text:span></text:p>
              </table:table-cell>
              <table:table-cell table:style-name="ce5">
                <text:p text:style-name="P5">no</text:p>
              </table:table-cell>
              <table:table-cell>
                <text:p text:style-name="P5">yes</text:p>
              </table:table-cell>
              <table:table-cell>
                <text:p text:style-name="P5">yes</text:p>
              </table:table-cell>
            </table:table-row>
            <table:table-row table:style-name="ro2" table:default-cell-style-name="ce5">
              <table:table-cell table:style-name="ce3">
                <text:p text:style-name="P8"><text:span text:style-name="T7">Concurrent ruby</text:span></text:p>
              </table:table-cell>
              <table:table-cell>
                <text:p text:style-name="P5">no</text:p>
              </table:table-cell>
              <table:table-cell>
                <text:p text:style-name="P5">no</text:p>
              </table:table-cell>
              <table:table-cell table:style-name="ce4">
                <text:p text:style-name="P5">yes</text:p>
              </table:table-cell>
            </table:table-row>
            <table:table-row table:style-name="ro2" table:default-cell-style-name="ce1">
              <table:table-cell table:style-name="ce3">
                <text:p text:style-name="P8"><text:span text:style-name="T7">Communication</text:span></text:p>
              </table:table-cell>
              <table:table-cell>
                <text:p>Return values and arguments with yield() and resume().</text:p>
              </table:table-cell>
              <table:table-cell>
                <text:p>Shared variables and Mutexes.</text:p>
              </table:table-cell>
              <table:table-cell>
                <text:p>File handles and sockets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swiss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swiss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Ubuntu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buntu-backgroundobjects" style:family="presentation">
      <style:graphic-properties draw:shadow="hidden" draw:shadow-offset-x="0.3cm" draw:shadow-offset-y="0.3cm" draw:shadow-color="#808080">
        <text:list-style style:name="Ubuntu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Ubuntu-notes" style:family="presentation">
      <style:graphic-properties draw:stroke="none" draw:fill="none">
        <text:list-style style:name="Ubuntu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Ubuntu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Ubuntu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buntu-outline2" style:family="presentation" style:parent-style-name="Ubuntu-outline1">
      <style:paragraph-properties fo:margin-left="2.063cm" fo:margin-right="0cm" fo:margin-top="0cm" fo:margin-bottom="0cm" fo:line-height="100%" fo:text-align="center" fo:text-indent="-0.792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3" style:family="presentation" style:parent-style-name="Ubuntu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4" style:family="presentation" style:parent-style-name="Ubuntu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5" style:family="presentation" style:parent-style-name="Ubuntu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6" style:family="presentation" style:parent-style-name="Ubuntu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7" style:family="presentation" style:parent-style-name="Ubuntu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8" style:family="presentation" style:parent-style-name="Ubuntu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9" style:family="presentation" style:parent-style-name="Ubuntu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subtitle" style:family="presentation">
      <style:graphic-properties draw:stroke="none" draw:fill="none" draw:textarea-vertical-align="middle">
        <text:list-style style:name="Ubuntu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Ubuntu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Ubuntu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52.7999992370606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7" style:family="drawing-page">
      <style:drawing-page-properties draw:background-size="border" draw:fill="none" draw:fill-color="#ccccff" draw:fill-image-width="1cm" draw:fill-image-height="1cm"/>
    </style:style>
    <style:style style:name="Mdp8" style:family="drawing-page">
      <style:drawing-page-properties draw:background-size="border" draw:fill="solid" draw:fill-color="#333366" draw:fill-image-width="1cm" draw:fill-image-height="1cm"/>
    </style:style>
    <style:style style:name="Mdp9" style:family="drawing-page">
      <style:drawing-page-properties draw:background-size="border" draw:fill="solid" draw:fill-color="#ffffff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 style:list-style-name="ML3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ue-outline1">
      <style:graphic-properties draw:fill-color="#ffffff" draw:auto-grow-height="false" fo:min-height="13.86cm"/>
    </style:style>
    <style:style style:name="Mpr10" style:family="presentation" style:parent-style-name="Glossy-title">
      <style:graphic-properties draw:fill-color="#ffffff" draw:auto-grow-height="false" fo:min-height="3.507cm"/>
    </style:style>
    <style:style style:name="Mpr11" style:family="presentation" style:parent-style-name="Glossy-outline1">
      <style:graphic-properties draw:fill-color="#ffffff" draw:auto-grow-height="false" fo:min-height="13.86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3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4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vihree2-title">
      <style:graphic-properties draw:fill-color="#ffffff" draw:auto-grow-height="false" fo:min-height="3.507cm"/>
    </style:style>
    <style:style style:name="Mpr16" style:family="presentation" style:parent-style-name="vihree2-outline1">
      <style:graphic-properties draw:fill-color="#ffffff" draw:auto-grow-height="false" fo:min-height="13.86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9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harmaa2-title">
      <style:graphic-properties draw:fill-color="#ffffff" draw:auto-grow-height="false" fo:min-height="3.507cm"/>
    </style:style>
    <style:style style:name="Mpr21" style:family="presentation" style:parent-style-name="harmaa2-outline1">
      <style:graphic-properties draw:fill-color="#ffffff" draw:auto-grow-height="false" fo:min-height="13.86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3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4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Human-title">
      <style:graphic-properties draw:fill-color="#ffffff" draw:auto-grow-height="false" fo:min-height="3.507cm"/>
    </style:style>
    <style:style style:name="Mpr26" style:family="presentation" style:parent-style-name="Human-outline1">
      <style:graphic-properties draw:fill-color="#ffffff" draw:auto-grow-height="false" fo:min-height="13.86cm"/>
    </style:style>
    <style:style style:name="Mpr27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28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29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1" style:family="presentation" style:parent-style-name="oranssi-title">
      <style:graphic-properties draw:fill-color="#ffffff" draw:auto-grow-height="false" fo:min-height="3.507cm"/>
    </style:style>
    <style:style style:name="Mpr32" style:family="presentation" style:parent-style-name="oranssi-outline1">
      <style:graphic-properties draw:fill-color="#ffffff" draw:auto-grow-height="false" fo:min-height="13.86cm"/>
    </style:style>
    <style:style style:name="Mpr33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34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35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7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8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8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9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7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8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8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10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1" draw:text-style-name="MP8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12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2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3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4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4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10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1" draw:text-style-name="MP8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12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2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3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4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4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5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6" draw:text-style-name="MP8" draw:layer="backgroundobjects" svg:width="25.199cm" svg:height="13.859cm" svg:x="1.4cm" svg:y="4.914cm" presentation:class="outline">
        <draw:text-box>
          <text:list text:style-name="ML5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5" draw:layer="backgroundobjects" svg:width="6.523cm" svg:height="1cm" svg:x="1.477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17" draw:text-style-name="MP6" draw:layer="backgroundobjects" svg:width="8.875cm" svg:height="1cm" svg:x="9.625cm" svg:y="20cm" presentation:class="footer">
        <draw:text-box>
          <text:p text:style-name="MP6"><text:span text:style-name="MT2"><presentation:footer/></text:span></text:p>
        </draw:text-box>
      </draw:frame>
      <draw:frame presentation:style-name="Mpr17" draw:text-style-name="MP7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8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8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9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9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5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6" draw:text-style-name="MP8" draw:layer="backgroundobjects" svg:width="25.199cm" svg:height="13.859cm" svg:x="1.4cm" svg:y="4.914cm" presentation:class="outline">
        <draw:text-box>
          <text:list text:style-name="ML5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5" draw:layer="backgroundobjects" svg:width="6.523cm" svg:height="1cm" svg:x="1.477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17" draw:text-style-name="MP6" draw:layer="backgroundobjects" svg:width="8.875cm" svg:height="1cm" svg:x="9.625cm" svg:y="20cm" presentation:class="footer">
        <draw:text-box>
          <text:p text:style-name="MP6"><text:span text:style-name="MT2"><presentation:footer/></text:span></text:p>
        </draw:text-box>
      </draw:frame>
      <draw:frame presentation:style-name="Mpr17" draw:text-style-name="MP7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8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8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9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9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20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1" draw:text-style-name="MP8" draw:layer="backgroundobjects" svg:width="25.199cm" svg:height="13.859cm" svg:x="1.4cm" svg:y="4.914cm" presentation:class="outline">
        <draw:text-box>
          <text:list text:style-name="ML6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2" draw:text-style-name="MP5" draw:layer="backgroundobjects" svg:width="6.523cm" svg:height="0.5cm" svg:x="11.261cm" svg:y="20.5cm" presentation:class="date-time">
        <draw:text-box>
          <text:p text:style-name="MP5"><text:span text:style-name="MT4"><presentation:date-time/></text:span></text:p>
        </draw:text-box>
      </draw:frame>
      <draw:frame presentation:style-name="Mpr22" draw:text-style-name="MP6" draw:layer="backgroundobjects" svg:width="8.875cm" svg:height="0.5cm" svg:x="0.5cm" svg:y="20.5cm" presentation:class="footer">
        <draw:text-box>
          <text:p text:style-name="MP6"><text:span text:style-name="MT4"><presentation:footer/></text:span></text:p>
        </draw:text-box>
      </draw:frame>
      <draw:frame presentation:style-name="Mpr22" draw:text-style-name="MP7" draw:layer="backgroundobjects" svg:width="6.523cm" svg:height="0.5cm" svg:x="20cm" svg:y="20.5cm" presentation:class="page-number">
        <draw:text-box>
          <text:p text:style-name="MP7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3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23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24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24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6">
      <draw:frame presentation:style-name="Mpr25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26" draw:text-style-name="MP8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7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27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7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28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29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29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prs-novelty" style:page-layout-name="PM1" draw:style-name="Mdp7">
      <draw:frame draw:style-name="Mgr3" draw:text-style-name="MP18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  <style:master-page style:name="Human" style:page-layout-name="PM1" draw:style-name="Mdp6">
      <draw:frame presentation:style-name="Mpr25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26" draw:text-style-name="MP8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7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27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7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28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29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29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20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1" draw:text-style-name="MP8" draw:layer="backgroundobjects" svg:width="25.199cm" svg:height="13.859cm" svg:x="1.4cm" svg:y="4.914cm" presentation:class="outline">
        <draw:text-box>
          <text:list text:style-name="ML6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2" draw:text-style-name="MP5" draw:layer="backgroundobjects" svg:width="6.523cm" svg:height="0.5cm" svg:x="11.261cm" svg:y="20.5cm" presentation:class="date-time">
        <draw:text-box>
          <text:p text:style-name="MP5"><text:span text:style-name="MT4"><presentation:date-time/></text:span></text:p>
        </draw:text-box>
      </draw:frame>
      <draw:frame presentation:style-name="Mpr22" draw:text-style-name="MP6" draw:layer="backgroundobjects" svg:width="8.875cm" svg:height="0.5cm" svg:x="0.5cm" svg:y="20.5cm" presentation:class="footer">
        <draw:text-box>
          <text:p text:style-name="MP6"><text:span text:style-name="MT4"><presentation:footer/></text:span></text:p>
        </draw:text-box>
      </draw:frame>
      <draw:frame presentation:style-name="Mpr22" draw:text-style-name="MP7" draw:layer="backgroundobjects" svg:width="6.523cm" svg:height="0.5cm" svg:x="20cm" svg:y="20.5cm" presentation:class="page-number">
        <draw:text-box>
          <text:p text:style-name="MP7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3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23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24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24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20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1" draw:text-style-name="MP8" draw:layer="backgroundobjects" svg:width="25.199cm" svg:height="13.859cm" svg:x="1.4cm" svg:y="4.914cm" presentation:class="outline">
        <draw:text-box>
          <text:list text:style-name="ML6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2" draw:text-style-name="MP5" draw:layer="backgroundobjects" svg:width="6.523cm" svg:height="0.5cm" svg:x="11.261cm" svg:y="20.5cm" presentation:class="date-time">
        <draw:text-box>
          <text:p text:style-name="MP5"><text:span text:style-name="MT4"><presentation:date-time/></text:span></text:p>
        </draw:text-box>
      </draw:frame>
      <draw:frame presentation:style-name="Mpr22" draw:text-style-name="MP6" draw:layer="backgroundobjects" svg:width="8.875cm" svg:height="0.5cm" svg:x="0.5cm" svg:y="20.5cm" presentation:class="footer">
        <draw:text-box>
          <text:p text:style-name="MP6"><text:span text:style-name="MT4"><presentation:footer/></text:span></text:p>
        </draw:text-box>
      </draw:frame>
      <draw:frame presentation:style-name="Mpr22" draw:text-style-name="MP7" draw:layer="backgroundobjects" svg:width="6.523cm" svg:height="0.5cm" svg:x="20cm" svg:y="20.5cm" presentation:class="page-number">
        <draw:text-box>
          <text:p text:style-name="MP7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3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23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24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24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6">
      <draw:frame presentation:style-name="Mpr25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26" draw:text-style-name="MP8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7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27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7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28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29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29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6">
      <draw:frame presentation:style-name="Mpr25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26" draw:text-style-name="MP8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7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27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7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28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29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29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prs-novelty" style:page-layout-name="PM1" draw:style-name="Mdp7">
      <draw:frame draw:style-name="Mgr3" draw:text-style-name="MP18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  <style:master-page style:name="oranssi" style:page-layout-name="PM1" draw:style-name="Mdp1">
      <draw:rect presentation:style-name="Mpr30" draw:text-style-name="MP18" draw:layer="backgroundobjects" svg:width="28cm" svg:height="10.5cm" svg:x="0cm" svg:y="0cm">
        <text:p/>
      </draw:rect>
      <draw:frame presentation:style-name="Mpr31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2" draw:layer="backgroundobjects" svg:width="25.199cm" svg:height="13.859cm" svg:x="1.4cm" svg:y="4.914cm" presentation:class="outline">
        <draw:text-box>
          <text:list text:style-name="ML8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3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3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3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3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prs-novelty" style:page-layout-name="PM1" draw:style-name="Mdp7">
      <draw:frame draw:style-name="Mgr3" draw:text-style-name="MP18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  <style:master-page style:name="prs-strategy" style:page-layout-name="PM1" draw:style-name="Mdp8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86cm" svg:x="3.023cm" svg:y="6.178cm" presentation:class="outline" presentation:placeholder="true">
        <draw:text-box/>
      </draw:frame>
      <draw:frame draw:style-name="Mgr3" draw:text-style-name="MP18" draw:layer="backgroundobjects" svg:width="5.47cm" svg:height="2.937cm" svg:x="22.048cm" svg:y="17.365cm">
        <draw:image xlink:href="Pictures/2000023800002305000012CD47F79D85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4.09cm" svg:height="9.67cm" svg:x="3.749cm" svg:y="2.683cm" presentation:class="page"/>
        <draw:frame presentation:style-name="prs-strategy-notes" draw:layer="backgroundobjects" svg:width="14.925cm" svg:height="10.733cm" svg:x="3.34cm" svg:y="13.292cm" presentation:class="notes" presentation:placeholder="true">
          <draw:text-box/>
        </draw:frame>
      </presentation:notes>
    </style:master-page>
    <style:master-page style:name="prs-strategy" style:page-layout-name="PM1" draw:style-name="Mdp8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86cm" svg:x="3.023cm" svg:y="6.178cm" presentation:class="outline" presentation:placeholder="true">
        <draw:text-box/>
      </draw:frame>
      <draw:frame draw:style-name="Mgr3" draw:text-style-name="MP18" draw:layer="backgroundobjects" svg:width="5.47cm" svg:height="2.937cm" svg:x="22.048cm" svg:y="17.365cm">
        <draw:image xlink:href="Pictures/2000023800002305000012CD47F79D85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4.09cm" svg:height="9.67cm" svg:x="3.749cm" svg:y="2.683cm" presentation:class="page"/>
        <draw:frame presentation:style-name="prs-strategy-notes" draw:layer="backgroundobjects" svg:width="14.925cm" svg:height="10.733cm" svg:x="3.34cm" svg:y="13.292cm" presentation:class="notes" presentation:placeholder="true">
          <draw:text-box/>
        </draw:frame>
      </presentation:notes>
    </style:master-page>
    <style:master-page style:name="Ubuntu" style:page-layout-name="PM1" draw:style-name="Mdp9">
      <draw:frame presentation:style-name="Ubuntu-outline1" draw:layer="backgroundobjects" svg:width="25.593cm" svg:height="13.86cm" svg:x="1.197cm" svg:y="11.455cm" presentation:class="outline" presentation:placeholder="true">
        <draw:text-box/>
      </draw:frame>
      <draw:frame presentation:style-name="Ubuntu-title" draw:layer="backgroundobjects" svg:width="26.058cm" svg:height="8.007cm" svg:x="0.951cm" svg:y="2.067cm" presentation:class="title" presentation:placeholder="true">
        <draw:text-box/>
      </draw:frame>
      <draw:g>
        <draw:frame draw:style-name="Mgr4" draw:text-style-name="MP18" draw:layer="backgroundobjects" svg:width="27.999cm" svg:height="1.463cm" svg:x="0.055cm" svg:y="19.51cm">
          <draw:image xlink:href="Pictures/100000000000060D00000051144D06CB.png" xlink:type="simple" xlink:show="embed" xlink:actuate="onLoad">
            <text:p/>
          </draw:image>
        </draw:frame>
        <draw:frame draw:style-name="Mgr4" draw:text-style-name="MP18" draw:layer="backgroundobjects" svg:width="27.999cm" svg:height="1.463cm" svg:x="-0.045cm" svg:y="19.51cm">
          <draw:image xlink:href="Pictures/100000000000060D00000051144D06CB.png" xlink:type="simple" xlink:show="embed" xlink:actuate="onLoad">
            <text:p/>
          </draw:image>
        </draw:frame>
      </draw:g>
      <presentation:notes style:page-layout-name="PM0">
        <draw:rect draw:style-name="Mgr5" draw:text-style-name="MP18" draw:layer="backgroundobjects" svg:width="21.59cm" svg:height="27.94cm" svg:x="0cm" svg:y="0cm">
          <text:p/>
        </draw:rect>
        <draw:page-thumbnail presentation:style-name="Ubuntu-title" draw:layer="backgroundobjects" svg:width="37.143cm" svg:height="38.171cm" svg:x="-37.143cm" svg:y="-36.045cm" presentation:class="page"/>
        <draw:frame presentation:style-name="Ubuntu-notes" draw:layer="backgroundobjects" svg:width="17.267cm" svg:height="12.57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paul </meta:initial-creator>
    <meta:creation-date>2011-08-21T20:09:07</meta:creation-date>
    <meta:editing-duration>PT3H1M40S</meta:editing-duration>
    <meta:editing-cycles>20</meta:editing-cycles>
    <dc:date>2011-08-23T23:36:02</dc:date>
    <dc:creator>paul </dc:creator>
    <meta:generator>LibreOffice/3.3$Unix LibreOffice_project/330m19$Build-301</meta:generator>
    <meta:document-statistic meta:object-count="257"/>
  </office:meta>
</office:document-meta>
</file>